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6DC03C95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75cm, 5.353cm, 10.853cm, 3.95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2.893cm" svg:x="1.092cm" svg:y="2.191cm">
          <draw:image xlink:href="Pictures/10000000000005E8000007E06DC03C9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08:11.358231705</dc:date>
    <meta:editing-duration>PT3M44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